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2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2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2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2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2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20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9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9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9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8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8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7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7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6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5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2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0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0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1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0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09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09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0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0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136" calcext:value-type="float">
            <text:p>64.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08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07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248" calcext:value-type="float">
            <text:p>65.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05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05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0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0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0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0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0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836" calcext:value-type="float">
            <text:p>66.8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0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0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0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0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48" calcext:value-type="float">
            <text:p>65.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0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0312" calcext:value-type="float">
            <text:p>64.9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0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8472" calcext:value-type="float">
            <text:p>65.4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0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028" calcext:value-type="float">
            <text:p>63.2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02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0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0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0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0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0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0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00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00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200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9496" calcext:value-type="float">
            <text:p>61.4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9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9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8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4632" calcext:value-type="float">
            <text:p>65.2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8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7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7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7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6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6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6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6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5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5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2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0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0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90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89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89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8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8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436111190001</text:p>
          </table:table-cell>
          <table:table-cell office:value-type="string" calcext:value-type="string">
            <text:p>A-10-10 03BAD1 [PAYSON 16]</text:p>
          </table:table-cell>
          <table:table-cell office:value-type="string" calcext:value-type="string">
            <text:p>198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52" meta:object-count="0"/>
    <meta:user-defined meta:name="AppVersion">3.0</meta:user-defined>
  </office:meta>
</office:document-meta>
</file>